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1.291cm"/>
    </style:style>
    <style:style style:name="co6" style:family="table-column">
      <style:table-column-properties fo:break-before="auto" style:column-width="0.995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1.425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91cm"/>
    </style:style>
    <style:style style:name="co11" style:family="table-column">
      <style:table-column-properties fo:break-before="auto" style:column-width="0.646cm"/>
    </style:style>
    <style:style style:name="co12" style:family="table-column">
      <style:table-column-properties fo:break-before="auto" style:column-width="1.131cm"/>
    </style:style>
    <style:style style:name="co13" style:family="table-column">
      <style:table-column-properties fo:break-before="auto" style:column-width="1.23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969696" fo:padding="0.071cm"/>
    </style:style>
    <style:style style:name="ce3" style:family="table-cell" style:parent-style-name="Default">
      <style:table-cell-properties fo:background-color="#969696" style:diagonal-bl-tr="none" style:diagonal-tl-br="none" fo:border="0.74pt solid #2c2c2c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0">
      <style:table-cell-properties fo:background-color="#969696" style:diagonal-bl-tr="none" style:diagonal-tl-br="none" fo:border="0.74pt solid #2c2c2c" fo:padding="0.071cm" style:rotation-align="none"/>
    </style:style>
    <style:style style:name="ce5" style:family="table-cell" style:parent-style-name="Default">
      <style:table-cell-properties fo:background-color="#ffff00" fo:padding="0.071cm"/>
    </style:style>
    <style:style style:name="ce6" style:family="table-cell" style:parent-style-name="Default" style:data-style-name="N30">
      <style:table-cell-properties fo:background-color="#969696" fo:padding="0.071cm"/>
    </style:style>
    <style:style style:name="ce7" style:family="table-cell" style:parent-style-name="Default">
      <style:table-cell-properties fo:border-bottom="0.74pt solid #2c2c2c" fo:background-color="#969696" style:diagonal-bl-tr="none" style:diagonal-tl-br="none" fo:border-left="0.74pt solid #2c2c2c" fo:padding="0.071cm" fo:border-right="none" style:rotation-align="none" fo:border-top="0.74pt solid #2c2c2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2.49pt solid #2c2c2c" style:direction="ltr" fo:padding="0.071cm" fo:border-right="2.49pt solid #2c2c2c" style:rotation-angle="0" style:rotation-align="none" style:shrink-to-fit="false" fo:border-top="2.49pt solid #2c2c2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c2c2c" fo:background-color="#808080" style:diagonal-bl-tr="none" style:diagonal-tl-br="none" style:text-align-source="fix" style:repeat-content="false" fo:wrap-option="wrap" fo:border-left="2.49pt solid #2c2c2c" style:direction="ltr" fo:padding="0.071cm" fo:border-right="0.74pt solid #2c2c2c" style:rotation-angle="0" style:rotation-align="none" style:shrink-to-fit="false" fo:border-top="0.74pt solid #2c2c2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2c2c2c" fo:background-color="#ffff00" style:diagonal-bl-tr="none" style:diagonal-tl-br="none" fo:border-left="2.49pt solid #2c2c2c" fo:padding="0.071cm" fo:border-right="0.74pt solid #2c2c2c" style:rotation-align="none" fo:border-top="0.74pt solid #2c2c2c"/>
    </style:style>
    <style:style style:name="ce11" style:family="table-cell" style:parent-style-name="Default">
      <style:table-cell-properties fo:border-bottom="2.49pt solid #2c2c2c" fo:background-color="#ffff00" style:diagonal-bl-tr="none" style:diagonal-tl-br="none" fo:border-left="2.49pt solid #2c2c2c" fo:padding="0.071cm" fo:border-right="0.74pt solid #2c2c2c" style:rotation-align="none" fo:border-top="0.74pt solid #2c2c2c"/>
    </style:style>
    <style:style style:name="ce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2c2c2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74pt solid #2c2c2c" fo:padding="0.071cm" style:rotation-align="none"/>
    </style:style>
    <style:style style:name="ce14" style:family="table-cell" style:parent-style-name="Default">
      <style:table-cell-properties fo:border-bottom="2.49pt solid #2c2c2c" fo:background-color="#ffff00" style:diagonal-bl-tr="none" style:diagonal-tl-br="none" fo:border-left="0.74pt solid #2c2c2c" fo:padding="0.071cm" fo:border-right="0.74pt solid #2c2c2c" style:rotation-align="none" fo:border-top="0.74pt solid #2c2c2c"/>
    </style:style>
    <style:style style:name="ce15" style:family="table-cell" style:parent-style-name="Default">
      <style:table-cell-properties fo:background-color="#c0c0c0" fo:padding="0.071cm"/>
    </style:style>
    <style:style style:name="ce1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c2c2c" fo:background-color="#808080" style:diagonal-bl-tr="none" style:diagonal-tl-br="none" style:text-align-source="fix" style:repeat-content="false" fo:wrap-option="wrap" fo:border-left="0.74pt solid #2c2c2c" style:direction="ltr" fo:padding="0.071cm" fo:border-right="2.49pt solid #2c2c2c" style:rotation-angle="0" style:rotation-align="none" style:shrink-to-fit="false" fo:border-top="0.74pt solid #2c2c2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2c2c2c" fo:background-color="#ffff00" style:diagonal-bl-tr="none" style:diagonal-tl-br="none" fo:border-left="0.74pt solid #2c2c2c" fo:padding="0.071cm" fo:border-right="2.49pt solid #2c2c2c" style:rotation-align="none" fo:border-top="0.74pt solid #2c2c2c"/>
    </style:style>
    <style:style style:name="ce19" style:family="table-cell" style:parent-style-name="Default">
      <style:table-cell-properties fo:border-bottom="2.49pt solid #2c2c2c" fo:background-color="#ffff00" style:diagonal-bl-tr="none" style:diagonal-tl-br="none" fo:border-left="0.74pt solid #2c2c2c" fo:padding="0.071cm" fo:border-right="2.49pt solid #2c2c2c" style:rotation-align="none" fo:border-top="0.74pt solid #2c2c2c"/>
    </style:style>
    <style:style style:name="ce20" style:family="table-cell" style:parent-style-name="Default">
      <style:table-cell-properties style:glyph-orientation-vertical="0" fo:border-bottom="0.74pt solid #2c2c2c" fo:background-color="#969696" style:diagonal-bl-tr="none" style:diagonal-tl-br="none" style:text-align-source="fix" style:repeat-content="false" fo:wrap-option="wrap" fo:border-left="none" style:direction="ltr" fo:padding="0.071cm" fo:border-right="0.74pt solid #2c2c2c" style:rotation-angle="0" style:rotation-align="none" style:shrink-to-fit="false" fo:border-top="0.74pt solid #2c2c2c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0">
      <style:table-cell-properties fo:border-bottom="0.74pt solid #2c2c2c" fo:background-color="#ffff00" style:diagonal-bl-tr="none" style:diagonal-tl-br="none" fo:border-left="none" fo:padding="0.071cm" fo:border-right="0.74pt solid #2c2c2c" style:rotation-align="none" fo:border-top="0.74pt solid #2c2c2c"/>
    </style:style>
    <style:style style:name="ce22" style:family="table-cell" style:parent-style-name="Default">
      <style:table-cell-properties fo:background-color="#c0c0c0" style:diagonal-bl-tr="none" style:diagonal-tl-br="none" fo:border="0.74pt solid #2c2c2c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ff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2c2c2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969696" style:diagonal-bl-tr="none" style:diagonal-tl-br="none" fo:border-left="0.74pt solid #2c2c2c" fo:padding="0.071cm" fo:border-right="0.74pt solid #2c2c2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997cm" fo:min-width="1.477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997cm" fo:min-width="1.34cm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0.997cm" fo:min-width="1.397cm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min-height="0.997cm" fo:min-width="1.396cm" fo:padding-top="0.056cm" fo:padding-bottom="0.056cm" fo:padding-left="0.056cm" fo:padding-right="0.056c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0.997cm" fo:min-width="1.393cm" fo:padding-top="0.056cm" fo:padding-bottom="0.056cm" fo:padding-left="0.056cm" fo:padding-right="0.056c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0.997cm" fo:min-width="1.343cm" fo:padding-top="0.056cm" fo:padding-bottom="0.056cm" fo:padding-left="0.056cm" fo:padding-right="0.056c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786cm" fo:min-width="1.716cm" fo:padding-top="0.056cm" fo:padding-bottom="0.056cm" fo:padding-left="0.056cm" fo:padding-right="0.056cm" fo:wrap-option="wrap" draw:shadow-color="#808080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785cm" fo:min-width="0.911cm" fo:padding-top="0.056cm" fo:padding-bottom="0.056cm" fo:padding-left="0.056cm" fo:padding-right="0.056cm" fo:wrap-option="wrap" draw:shadow-color="#808080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0.786cm" fo:min-width="0.56cm" fo:padding-top="0.056cm" fo:padding-bottom="0.056cm" fo:padding-left="0.056cm" fo:padding-right="0.056c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0.785cm" fo:min-width="1.769cm" fo:padding-top="0.056cm" fo:padding-bottom="0.056cm" fo:padding-left="0.056cm" fo:padding-right="0.056cm" fo:wrap-option="wrap" draw:shadow-color="#808080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min-height="0.788cm" fo:min-width="1.771cm" fo:padding-top="0.056cm" fo:padding-bottom="0.056cm" fo:padding-left="0.056cm" fo:padding-right="0.056cm" fo:wrap-option="wrap" draw:shadow-color="#808080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min-height="0.785cm" fo:min-width="1.663cm" fo:padding-top="0.056cm" fo:padding-bottom="0.056cm" fo:padding-left="0.056cm" fo:padding-right="0.056cm" fo:wrap-option="wrap" draw:shadow-color="#808080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min-height="0.788cm" fo:min-width="1.31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-ranges="Feuil1.A1:Feuil1.Q32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Sunset Graph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5"/>
          <table:table-cell table:style-name="ce15"/>
          <table:table-cell table:style-name="ce16" office:value-type="string" calcext:value-type="string">
            <text:p>Vélocité</text:p>
          </table:table-cell>
          <table:table-cell table:style-name="ce15" office:value-type="string" calcext:value-type="string">
            <text:p>min</text:p>
          </table:table-cell>
          <table:table-cell table:style-name="ce15" table:formula="of:=MIN([.K$5:.K$11])" office:value-type="float" office:value="4" calcext:value-type="float">
            <text:p>4</text:p>
          </table:table-cell>
          <table:table-cell table:style-name="ce23" office:value-type="string" calcext:value-type="string" table:number-columns-spanned="6" table:number-rows-spanned="1">
            <text:p>Ne remplir que les cases jaunes</text:p>
          </table:table-cell>
          <table:covered-table-cell table:number-columns-repeated="5" table:style-name="ce23"/>
          <table:table-cell table:number-columns-repeated="1007"/>
        </table:table-row>
        <table:table-row table:style-name="ro2">
          <table:table-cell table:style-name="ce2" table:formula="of:=CONCATENATE([.A1];&quot; - Equipe &quot;;[.B1])" office:value-type="string" office:string-value="Sunset Graph - Equipe 31" calcext:value-type="string">
            <text:p>Sunset Graph - Equipe 31</text:p>
          </table:table-cell>
          <table:table-cell table:style-name="ce2" table:number-columns-repeated="2"/>
          <table:table-cell table:number-columns-repeated="6"/>
          <table:table-cell table:style-name="ce15" office:value-type="string" calcext:value-type="string">
            <text:p>moy</text:p>
          </table:table-cell>
          <table:table-cell table:style-name="ce15" table:formula="of:=AVERAGE([.K$5:.K$11])" office:value-type="float" office:value="9.25" calcext:value-type="float">
            <text:p>9,2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8" office:value-type="string" calcext:value-type="string" table:number-columns-spanned="6" table:number-rows-spanned="1">
            <text:p>pondération agile</text:p>
          </table:table-cell>
          <table:covered-table-cell table:number-columns-repeated="5" table:style-name="ce8"/>
          <table:table-cell table:style-name="ce15" office:value-type="string" calcext:value-type="string">
            <text:p>max</text:p>
          </table:table-cell>
          <table:table-cell table:style-name="ce15" table:formula="of:=MAX([.K$5:.K$11])" office:value-type="float" office:value="15" calcext:value-type="float">
            <text:p>15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debut</text:p>
          </table:table-cell>
          <table:table-cell table:style-name="ce3" office:value-type="string" calcext:value-type="string">
            <text:p>dates de fin</text:p>
          </table:table-cell>
          <table:table-cell table:style-name="ce7" office:value-type="string" calcext:value-type="string">
            <text:p>sprint n°</text:p>
          </table:table-cell>
          <table:table-cell table:style-name="ce9" office:value-type="string" calcext:value-type="string">
            <text:p>indisp term</text:p>
          </table:table-cell>
          <table:table-cell table:style-name="ce12" office:value-type="string" calcext:value-type="string">
            <text:p>indisp total</text:p>
          </table:table-cell>
          <table:table-cell table:style-name="ce12" office:value-type="string" calcext:value-type="string">
            <text:p>imp term</text:p>
          </table:table-cell>
          <table:table-cell table:style-name="ce12" office:value-type="string" calcext:value-type="string">
            <text:p>imp total</text:p>
          </table:table-cell>
          <table:table-cell table:style-name="ce12" office:value-type="string" calcext:value-type="string">
            <text:p>utile term</text:p>
          </table:table-cell>
          <table:table-cell table:style-name="ce17" office:value-type="string" calcext:value-type="string">
            <text:p>utile total</text:p>
          </table:table-cell>
          <table:table-cell table:style-name="ce20" office:value-type="string" calcext:value-type="string">
            <text:p>temp passé</text:p>
          </table:table-cell>
          <table:table-cell table:style-name="ce22" office:value-type="string" calcext:value-type="string">
            <text:p>vélocité</text:p>
          </table:table-cell>
          <table:table-cell table:style-name="ce7" office:value-type="string" calcext:value-type="string">
            <text:p>cumul pts</text:p>
          </table:table-cell>
          <table:table-cell table:style-name="ce3" office:value-type="string" calcext:value-type="string">
            <text:p>a+</text:p>
          </table:table-cell>
          <table:table-cell table:style-name="ce24" office:value-type="string" calcext:value-type="string">
            <text:p>b+</text:p>
          </table:table-cell>
          <table:table-cell table:style-name="ce24" office:value-type="string" calcext:value-type="string">
            <text:p>c+</text:p>
          </table:table-cell>
          <table:table-cell table:style-name="ce25" office:value-type="string" calcext:value-type="string">
            <text:p>v min</text:p>
          </table:table-cell>
          <table:table-cell table:style-name="ce25" office:value-type="string" calcext:value-type="string">
            <text:p>v max</text:p>
          </table:table-cell>
          <table:table-cell table:number-columns-repeated="1007"/>
        </table:table-row>
        <table:table-row table:style-name="ro5">
          <table:table-cell table:style-name="ce4" table:formula="of:=[.B5]-13" office:value-type="date" office:date-value="2016-02-19" calcext:value-type="date">
            <text:p>19/02/2016</text:p>
          </table:table-cell>
          <table:table-cell table:style-name="ce4" office:value-type="date" office:date-value="2016-03-03" calcext:value-type="date">
            <text:p>03/03/201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( 10 h )</text:p>
          </table:table-cell>
          <table:table-cell table:style-name="ce22" table:formula="of:=SUM([.D5];[.F5];[.H5])" office:value-type="float" office:value="6" calcext:value-type="float">
            <text:p>6</text:p>
          </table:table-cell>
          <table:table-cell table:style-name="ce7" table:formula="of:=[.K5]" office:value-type="float" office:value="6" calcext:value-type="float">
            <text:p>6</text:p>
          </table:table-cell>
          <table:table-cell table:style-name="ce3" table:formula="of:=[.D5]" office:value-type="float" office:value="0" calcext:value-type="float">
            <text:p>0</text:p>
          </table:table-cell>
          <table:table-cell table:style-name="ce3" table:formula="of:=[.F5]" office:value-type="float" office:value="0" calcext:value-type="float">
            <text:p>0</text:p>
          </table:table-cell>
          <table:table-cell table:style-name="ce3" table:formula="of:=[.H5]" office:value-type="float" office:value="6" calcext:value-type="float">
            <text:p>6</text:p>
          </table:table-cell>
          <table:table-cell table:formula="of:=IF([.K5]=&quot;&quot;;[.$K$1];[.K5])" office:value-type="float" office:value="6" calcext:value-type="float">
            <text:p>6</text:p>
          </table:table-cell>
          <table:table-cell table:formula="of:=IF([.K5]=&quot;&quot;;[.$K$3];[.K5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style-name="ce4" table:formula="of:=[.B6]-13" office:value-type="date" office:date-value="2016-03-04" calcext:value-type="date">
            <text:p>04/03/2016</text:p>
          </table:table-cell>
          <table:table-cell table:style-name="ce4" table:formula="of:=[.B5]+14" office:value-type="date" office:date-value="2016-03-17" calcext:value-type="date">
            <text:p>17/03/2016</text:p>
          </table:table-cell>
          <table:table-cell table:style-name="ce7" table:formula="of:=[.C5]+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9" calcext:value-type="float">
            <text:p>( 9 h )</text:p>
          </table:table-cell>
          <table:table-cell table:style-name="ce22" table:formula="of:=SUM([.D6];[.F6];[.H6])" office:value-type="float" office:value="15" calcext:value-type="float">
            <text:p>15</text:p>
          </table:table-cell>
          <table:table-cell table:style-name="ce7" table:formula="of:=IF([.J6]=&quot;&quot;;&quot;&quot;;[.K6]+[.K5])" office:value-type="float" office:value="21" calcext:value-type="float">
            <text:p>21</text:p>
          </table:table-cell>
          <table:table-cell table:style-name="ce3" table:formula="of:=IF([.D6]=&quot;&quot;;&quot;&quot;;[.D6]+[.M5])" office:value-type="float" office:value="0" calcext:value-type="float">
            <text:p>0</text:p>
          </table:table-cell>
          <table:table-cell table:style-name="ce3" table:formula="of:=IF([.F6]=&quot;&quot;;&quot;&quot;;[.F6]+[.N5])" office:value-type="float" office:value="9" calcext:value-type="float">
            <text:p>9</text:p>
          </table:table-cell>
          <table:table-cell table:style-name="ce3" table:formula="of:=IF([.H6]=&quot;&quot;;&quot;&quot;;[.H6]+[.O5])" office:value-type="float" office:value="12" calcext:value-type="float">
            <text:p>12</text:p>
          </table:table-cell>
          <table:table-cell table:formula="of:=IF([.K6]=&quot;&quot;;[.$K$1];[.K6])+[.P5]" office:value-type="float" office:value="21" calcext:value-type="float">
            <text:p>21</text:p>
          </table:table-cell>
          <table:table-cell table:formula="of:=IF([.K6]=&quot;&quot;;[.$K$3];[.K6])+[.Q5]" office:value-type="float" office:value="21" calcext:value-type="float">
            <text:p>21</text:p>
          </table:table-cell>
          <table:table-cell table:number-columns-repeated="1007"/>
        </table:table-row>
        <table:table-row table:style-name="ro5">
          <table:table-cell table:style-name="ce4" table:formula="of:=[.B7]-13" office:value-type="date" office:date-value="2016-03-18" calcext:value-type="date">
            <text:p>18/03/2016</text:p>
          </table:table-cell>
          <table:table-cell table:style-name="ce4" table:formula="of:=[.B6]+14" office:value-type="date" office:date-value="2016-03-31" calcext:value-type="date">
            <text:p>31/03/2016</text:p>
          </table:table-cell>
          <table:table-cell table:style-name="ce7" table:formula="of:=[.C6]+1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( 12 h )</text:p>
          </table:table-cell>
          <table:table-cell table:style-name="ce22" table:formula="of:=SUM([.D7];[.F7];[.H7])" office:value-type="float" office:value="12" calcext:value-type="float">
            <text:p>12</text:p>
          </table:table-cell>
          <table:table-cell table:style-name="ce7" table:formula="of:=IF([.J7]=&quot;&quot;;&quot;&quot;;[.K7]+[.K6])" office:value-type="float" office:value="27" calcext:value-type="float">
            <text:p>27</text:p>
          </table:table-cell>
          <table:table-cell table:style-name="ce3" table:formula="of:=IF([.D7]=&quot;&quot;;&quot;&quot;;[.D7]+[.M6])" office:value-type="float" office:value="3" calcext:value-type="float">
            <text:p>3</text:p>
          </table:table-cell>
          <table:table-cell table:style-name="ce3" table:formula="of:=IF([.F7]=&quot;&quot;;&quot;&quot;;[.F7]+[.N6])" office:value-type="float" office:value="15" calcext:value-type="float">
            <text:p>15</text:p>
          </table:table-cell>
          <table:table-cell table:style-name="ce3" table:formula="of:=IF([.H7]=&quot;&quot;;&quot;&quot;;[.H7]+[.O6])" office:value-type="float" office:value="15" calcext:value-type="float">
            <text:p>15</text:p>
          </table:table-cell>
          <table:table-cell table:formula="of:=IF([.K7]=&quot;&quot;;[.$K$1];[.K7])+[.P6]" office:value-type="float" office:value="33" calcext:value-type="float">
            <text:p>33</text:p>
          </table:table-cell>
          <table:table-cell table:formula="of:=IF([.K7]=&quot;&quot;;[.$K$3];[.K7])+[.Q6]" office:value-type="float" office:value="33" calcext:value-type="float">
            <text:p>33</text:p>
          </table:table-cell>
          <table:table-cell table:number-columns-repeated="1007"/>
        </table:table-row>
        <table:table-row table:style-name="ro5">
          <table:table-cell table:style-name="ce4" table:formula="of:=[.B8]-13" office:value-type="date" office:date-value="2016-04-01" calcext:value-type="date">
            <text:p>01/04/2016</text:p>
          </table:table-cell>
          <table:table-cell table:style-name="ce4" table:formula="of:=[.B7]+14" office:value-type="date" office:date-value="2016-04-14" calcext:value-type="date">
            <text:p>14/04/2016</text:p>
          </table:table-cell>
          <table:table-cell table:style-name="ce7" table:formula="of:=[.C7]+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( 13 h )</text:p>
          </table:table-cell>
          <table:table-cell table:style-name="ce22" table:formula="of:=SUM([.D8];[.F8];[.H8])" office:value-type="float" office:value="4" calcext:value-type="float">
            <text:p>4</text:p>
          </table:table-cell>
          <table:table-cell table:style-name="ce7" table:formula="of:=IF([.J8]=&quot;&quot;;&quot;&quot;;[.K8]+[.K7])" office:value-type="float" office:value="16" calcext:value-type="float">
            <text:p>16</text:p>
          </table:table-cell>
          <table:table-cell table:style-name="ce3" table:formula="of:=IF([.D8]=&quot;&quot;;&quot;&quot;;[.D8]+[.M7])" office:value-type="float" office:value="6" calcext:value-type="float">
            <text:p>6</text:p>
          </table:table-cell>
          <table:table-cell table:style-name="ce3" table:formula="of:=IF([.F8]=&quot;&quot;;&quot;&quot;;[.F8]+[.N7])" office:value-type="float" office:value="15" calcext:value-type="float">
            <text:p>15</text:p>
          </table:table-cell>
          <table:table-cell table:style-name="ce3" table:formula="of:=IF([.H8]=&quot;&quot;;&quot;&quot;;[.H8]+[.O7])" office:value-type="float" office:value="16" calcext:value-type="float">
            <text:p>16</text:p>
          </table:table-cell>
          <table:table-cell table:formula="of:=IF([.K8]=&quot;&quot;;[.$K$1];[.K8])+[.P7]" office:value-type="float" office:value="37" calcext:value-type="float">
            <text:p>37</text:p>
          </table:table-cell>
          <table:table-cell table:formula="of:=IF([.K8]=&quot;&quot;;[.$K$3];[.K8])+[.Q7]" office:value-type="float" office:value="37" calcext:value-type="float">
            <text:p>37</text:p>
          </table:table-cell>
          <table:table-cell table:number-columns-repeated="1007"/>
        </table:table-row>
        <table:table-row table:style-name="ro5">
          <table:table-cell table:style-name="ce4" table:formula="of:=[.B9]-13" office:value-type="date" office:date-value="2016-04-15" calcext:value-type="date">
            <text:p>15/04/2016</text:p>
          </table:table-cell>
          <table:table-cell table:style-name="ce4" table:formula="of:=[.B8]+14" office:value-type="date" office:date-value="2016-04-28" calcext:value-type="date">
            <text:p>28/04/2016</text:p>
          </table:table-cell>
          <table:table-cell table:style-name="ce7" table:formula="of:=[.C8]+1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2"/>
          <table:table-cell table:style-name="ce7" table:formula="of:=IF([.J9]=&quot;&quot;;&quot;&quot;;[.K9]+[.K8])">
            <text:p/>
          </table:table-cell>
          <table:table-cell table:style-name="ce3" table:formula="of:=IF([.D9]=&quot;&quot;;&quot;&quot;;[.D9]+[.M8])" office:value-type="float" office:value="16" calcext:value-type="float">
            <text:p>16</text:p>
          </table:table-cell>
          <table:table-cell table:style-name="ce3" table:formula="of:=IF([.F9]=&quot;&quot;;&quot;&quot;;[.F9]+[.N8])" office:value-type="float" office:value="15" calcext:value-type="float">
            <text:p>15</text:p>
          </table:table-cell>
          <table:table-cell table:style-name="ce3" table:formula="of:=IF([.H9]=&quot;&quot;;&quot;&quot;;[.H9]+[.O8])" office:value-type="float" office:value="16" calcext:value-type="float">
            <text:p>16</text:p>
          </table:table-cell>
          <table:table-cell table:formula="of:=IF([.K9]=&quot;&quot;;[.$K$1];[.K9])+[.P8]" office:value-type="float" office:value="41" calcext:value-type="float">
            <text:p>41</text:p>
          </table:table-cell>
          <table:table-cell table:formula="of:=IF([.K9]=&quot;&quot;;[.$K$3];[.K9])+[.Q8]" office:value-type="float" office:value="52" calcext:value-type="float">
            <text:p>52</text:p>
          </table:table-cell>
          <table:table-cell table:number-columns-repeated="1007"/>
        </table:table-row>
        <table:table-row table:style-name="ro5">
          <table:table-cell table:style-name="ce4" table:formula="of:=[.B10]-13" office:value-type="date" office:date-value="2016-04-29" calcext:value-type="date">
            <text:p>29/04/2016</text:p>
          </table:table-cell>
          <table:table-cell table:style-name="ce4" table:formula="of:=[.B9]+14" office:value-type="date" office:date-value="2016-05-12" calcext:value-type="date">
            <text:p>12/05/2016</text:p>
          </table:table-cell>
          <table:table-cell table:style-name="ce7" table:formula="of:=[.C9]+1" office:value-type="float" office:value="5" calcext:value-type="float">
            <text:p>5</text:p>
          </table:table-cell>
          <table:table-cell table:style-name="ce10"/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13" office:value-type="float" office:value="33" calcext:value-type="float">
            <text:p>33</text:p>
          </table:table-cell>
          <table:table-cell table:style-name="ce13"/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2"/>
          <table:table-cell table:style-name="ce7" table:formula="of:=IF([.J10]=&quot;&quot;;&quot;&quot;;[.K10]+[.K9])">
            <text:p/>
          </table:table-cell>
          <table:table-cell table:style-name="ce3" table:formula="of:=IF([.D10]=&quot;&quot;;&quot;&quot;;[.D10]+[.M9])">
            <text:p/>
          </table:table-cell>
          <table:table-cell table:style-name="ce3" table:formula="of:=IF([.F10]=&quot;&quot;;&quot;&quot;;[.F10]+[.N9])">
            <text:p/>
          </table:table-cell>
          <table:table-cell table:style-name="ce3" table:formula="of:=IF([.H10]=&quot;&quot;;&quot;&quot;;[.H10]+[.O9])">
            <text:p/>
          </table:table-cell>
          <table:table-cell table:formula="of:=IF([.K10]=&quot;&quot;;[.$K$1];[.K10])+[.P9]" office:value-type="float" office:value="45" calcext:value-type="float">
            <text:p>45</text:p>
          </table:table-cell>
          <table:table-cell table:formula="of:=IF([.K10]=&quot;&quot;;[.$K$3];[.K10])+[.Q9]" office:value-type="float" office:value="67" calcext:value-type="float">
            <text:p>67</text:p>
          </table:table-cell>
          <table:table-cell table:number-columns-repeated="1007"/>
        </table:table-row>
        <table:table-row table:style-name="ro3">
          <table:table-cell table:style-name="ce4" table:formula="of:=[.B11]-13" office:value-type="date" office:date-value="2016-05-13" calcext:value-type="date">
            <text:p>13/05/2016</text:p>
          </table:table-cell>
          <table:table-cell table:style-name="ce4" table:formula="of:=[.B10]+14" office:value-type="date" office:date-value="2016-05-26" calcext:value-type="date">
            <text:p>26/05/2016</text:p>
          </table:table-cell>
          <table:table-cell table:style-name="ce7" table:formula="of:=[.C10]+1" office:value-type="float" office:value="6" calcext:value-type="float">
            <text:p>6</text:p>
          </table:table-cell>
          <table:table-cell table:style-name="ce11"/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9" office:value-type="float" office:value="12" calcext:value-type="float">
            <text:p>12</text:p>
          </table:table-cell>
          <table:table-cell table:style-name="ce21"/>
          <table:table-cell table:style-name="ce22"/>
          <table:table-cell table:style-name="ce7" table:formula="of:=IF([.J11]=&quot;&quot;;&quot;&quot;;[.K11]+[.K10])">
            <text:p/>
          </table:table-cell>
          <table:table-cell table:style-name="ce3" table:formula="of:=IF([.D11]=&quot;&quot;;&quot;&quot;;[.D11]+[.M10])">
            <text:p/>
          </table:table-cell>
          <table:table-cell table:style-name="ce3" table:formula="of:=IF([.F11]=&quot;&quot;;&quot;&quot;;[.F11]+[.N10])">
            <text:p/>
          </table:table-cell>
          <table:table-cell table:style-name="ce3" table:formula="of:=IF([.H11]=&quot;&quot;;&quot;&quot;;[.H11]+[.O10])">
            <text:p/>
          </table:table-cell>
          <table:table-cell table:formula="of:=IF([.K11]=&quot;&quot;;[.$K$1];[.K11])+[.P10]" office:value-type="float" office:value="49" calcext:value-type="float">
            <text:p>49</text:p>
          </table:table-cell>
          <table:table-cell table:formula="of:=IF([.K11]=&quot;&quot;;[.$K$3];[.K11])+[.Q10]" office:value-type="float" office:value="82" calcext:value-type="float">
            <text:p>82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6"/>
          <table:table-cell table:style-name="ce2" table:number-columns-repeated="13"/>
          <table:table-cell table:number-columns-repeated="1009"/>
        </table:table-row>
        <table:table-row table:style-name="ro5">
          <table:table-cell>
            <draw:frame table:end-cell-address="Feuil1.Q32" table:end-x="1.133cm" table:end-y="0.397cm" draw:z-index="0" draw:name="Chart 1" draw:style-name="gr1" draw:text-style-name="P1" svg:width="22.006cm" svg:height="9.577cm" svg:x="0.32cm" svg:y="0.372cm">
              <draw:object draw:notify-on-update-of-ranges="Feuil1.E4:Feuil1.E4 Feuil1.E5:Feuil1.E11 Feuil1.G4:Feuil1.G4 Feuil1.G5:Feuil1.G11 Feuil1.I4:Feuil1.I4 Feuil1.I5:Feuil1.I11 Feuil1.D4:Feuil1.D4 Feuil1.M5:Feuil1.M11 Feuil1.F4:Feuil1.F4 Feuil1.N5:Feuil1.N11 Feuil1.H4:Feuil1.H4 Feuil1.O5:Feuil1.O11 Feuil1.P4:Feuil1.P4 Feuil1.P5:Feuil1.P11 Feuil1.Q4:Feuil1.Q4 Feuil1.Q5:Feuil1.Q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2"/>
          <table:table-cell>
            <draw:custom-shape table:end-cell-address="Feuil1.D30" table:end-x="1.293cm" table:end-y="0.317cm" draw:z-index="1" draw:name="ZoneTexte 1" draw:style-name="gr2" draw:text-style-name="P3" svg:width="1.589cm" svg:height="1.109cm" svg:x="1.345cm" svg:y="0.213cm">
              <text:p text:style-name="P2"><text:span text:style-name="T1">17/03/2016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Feuil1.G30" table:end-x="0.054cm" table:end-y="0.317cm" draw:z-index="2" draw:name="ZoneTexte 1" draw:style-name="gr3" draw:text-style-name="P3" svg:width="1.452cm" svg:height="1.109cm" svg:x="0.888cm" svg:y="0.213cm">
              <text:p text:style-name="P2"><text:span text:style-name="T1">31/03/2016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Feuil1.J30" table:end-x="0.218cm" table:end-y="0.264cm" draw:z-index="3" draw:name="ZoneTexte 1" draw:style-name="gr4" draw:text-style-name="P3" svg:width="1.509cm" svg:height="1.109cm" svg:x="0.619cm" svg:y="0.16cm">
              <text:p text:style-name="P2"><text:span text:style-name="T1">14/04/2016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Feuil1.L30" table:end-x="0.083cm" table:end-y="0.317cm" draw:z-index="4" draw:name="ZoneTexte 1" draw:style-name="gr5" draw:text-style-name="P3" svg:width="1.508cm" svg:height="1.109cm" svg:x="0.081cm" svg:y="0.213cm">
              <text:p text:style-name="P2"><text:span text:style-name="T1">28/04/2016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Feuil1.N30" table:end-x="0.322cm" table:end-y="0.317cm" draw:z-index="5" draw:name="ZoneTexte 1" draw:style-name="gr6" draw:text-style-name="P3" svg:width="1.505cm" svg:height="1.109cm" svg:x="1.373cm" svg:y="0.213cm">
              <text:p text:style-name="P2"><text:span text:style-name="T1">12/05/2016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Feuil1.Q30" table:end-x="0.405cm" table:end-y="0.425cm" draw:z-index="6" draw:name="ZoneTexte 1" draw:style-name="gr7" draw:text-style-name="P3" svg:width="1.455cm" svg:height="1.109cm" svg:x="0.081cm" svg:y="0.321cm">
              <text:p text:style-name="P2"><text:span text:style-name="T1">26/05/2016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8"/>
        </table:table-row>
        <table:table-row table:style-name="ro5">
          <table:table-cell table:number-columns-repeated="3"/>
          <table:table-cell>
            <draw:custom-shape table:end-cell-address="Feuil1.F31" table:end-x="0.215cm" table:end-y="0.37cm" draw:z-index="9" draw:name="ZoneTexte 1" draw:style-name="gr8" draw:text-style-name="P3" svg:width="1.828cm" svg:height="0.898cm" svg:x="1.077cm" svg:y="0.477cm">
              <text:p text:style-name="P2"><text:span text:style-name="T2">( 12 h 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Feuil1.L31" table:end-x="0.89cm" table:end-y="0.342cm" draw:z-index="11" draw:name="ZoneTexte 1" draw:style-name="gr9" draw:text-style-name="P3" svg:width="1.023cm" svg:height="0.897cm" svg:x="1.373cm" svg:y="0.45cm">
              <text:p text:style-name="P2"><text:span text:style-name="T2"><text:s/>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Feuil1.P31" table:end-x="1.13cm" table:end-y="0.317cm" draw:z-index="13" draw:name="ZoneTexte 1" draw:style-name="gr10" draw:text-style-name="P3" svg:width="0.672cm" svg:height="0.898cm" svg:x="0.458cm" svg:y="0.424cm">
              <text:p text:style-name="P2"><text:span text:style-name="T2"><text:s/>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08"/>
        </table:table-row>
        <table:table-row table:style-name="ro5">
          <table:table-cell>
            <draw:custom-shape table:end-cell-address="Feuil1.B31" table:end-x="1.532cm" table:end-y="0.448cm" draw:z-index="7" draw:name="ZoneTexte 1" draw:style-name="gr11" draw:text-style-name="P3" svg:width="1.881cm" svg:height="0.897cm" svg:x="2.422cm" svg:y="0.054cm">
              <text:p text:style-name="P2"><text:span text:style-name="T2">( 10 h )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Feuil1.D31" table:end-x="0.432cm" table:end-y="0.476cm" draw:z-index="8" draw:name="ZoneTexte 1" draw:style-name="gr12" draw:text-style-name="P3" svg:width="1.883cm" svg:height="0.9cm" svg:x="0.19cm" svg:y="0.079cm">
              <text:p text:style-name="P2"><text:span text:style-name="T2">( 9 h 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Feuil1.H31" table:end-x="0.834cm" table:end-y="0.395cm" draw:z-index="10" draw:name="ZoneTexte 1" draw:style-name="gr13" draw:text-style-name="P3" svg:width="1.775cm" svg:height="0.897cm" svg:x="0.969cm" svg:y="0.001cm">
              <text:p text:style-name="P2"><text:span text:style-name="T2">( 13 h 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Feuil1.O31" table:end-x="0.081cm" table:end-y="0.423cm" draw:z-index="12" draw:name="ZoneTexte 1" draw:style-name="gr14" draw:text-style-name="P3" svg:width="1.424cm" svg:height="0.9cm" svg:x="1.858cm" svg:y="0.026cm">
              <text:p text:style-name="P2"><text:span text:style-name="T2"><text:s/>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2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Feuil1.$A$1" table:cell-range-address="$Feuil1.$A$1:.$Q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text>( </number:text>
      <number:number number:min-integer-digits="1"/>
      <number:text> h )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1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</meta:initial-creator>
    <meta:creation-date>2016-04-26T15:42:38</meta:creation-date>
    <dc:date>2016-05-05T12:10:31.763911387</dc:date>
    <meta:print-date>2016-04-26T17:05:23</meta:print-date>
    <meta:editing-cycles>2</meta:editing-cycles>
    <meta:editing-duration>PT3H23M19S</meta:editing-duration>
    <meta:document-statistic meta:table-count="1" meta:cell-count="136" meta:object-count="14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000000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graphic-properties draw:stroke="none" svg:stroke-color="#2c2c2c" draw:fill="none" draw:fill-color="#000000"/>
      <style:text-properties fo:color="#333333" fo:font-family="Arial"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ff9900" fo:font-family="Arial" fo:font-size="12pt" fo:font-weight="bold" style:font-size-asian="12pt" style:font-weight-asian="bold" style:font-size-complex="12pt" style:font-weight-complex="bold"/>
    </style:style>
    <style:style style:name="ch6" style:family="chart">
      <style:chart-properties chart:auto-position="true" style:rotation-angle="0"/>
      <style:text-properties fo:color="#333333" fo:font-family="Calibri" fo:font-size="10pt" style:font-size-asian="10pt" style:font-family-complex="Calibri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c2c2c"/>
      <style:text-properties fo:color="#2c2c2c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aximum="80" chart:gap-width="48" chart:overlap="100" chart:reverse-direction="false" text:line-break="false" chart:link-data-style-to-source="true" chart:axis-position="1" chart:tick-mark-position="at-axis"/>
      <style:graphic-properties draw:stroke="none" svg:stroke-color="#2c2c2c"/>
      <style:text-properties fo:color="#333333" fo:font-family="Arial" fo:font-size="12pt" style:font-size-asian="12pt" style:font-size-complex="12pt"/>
    </style:style>
    <style:style style:name="ch9" style:family="chart">
      <style:graphic-properties svg:stroke-color="#c0c0c0"/>
    </style:style>
    <style:style style:name="ch10" style:family="chart" style:data-style-name="N0">
      <style:chart-properties chart:display-label="true" chart:logarithmic="false" chart:maximum="80" chart:gap-width="48" chart:overlap="100" chart:reverse-direction="false" text:line-break="false" chart:link-data-style-to-source="true" chart:axis-position="end" chart:tick-mark-position="at-axis"/>
      <style:graphic-properties draw:stroke="none" svg:stroke-color="#2c2c2c"/>
      <style:text-properties fo:color="#333333" fo:font-family="Arial" fo:font-size="12pt" style:font-size-asian="12pt" style:font-size-complex="12pt"/>
    </style:style>
    <style:style style:name="ch11" style:family="chart">
      <style:chart-properties chart:auto-position="true" style:rotation-angle="90"/>
      <style:text-properties fo:color="#333333" fo:font-family="Calibri" fo:font-size="10pt" style:font-size-asian="10pt" style:font-family-complex="Calibri" style:font-size-complex="10pt"/>
    </style:style>
    <style:style style:name="ch12" style:family="chart" style:data-style-name="N0">
      <style:chart-properties chart:link-data-style-to-source="true"/>
      <style:graphic-properties svg:stroke-width="0.035cm" svg:stroke-color="#33cccc" draw:fill-color="#1f4e7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color="#33cccc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color="#33cccc" draw:fill-color="#9dc3e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c2c2c" draw:fill-color="#548235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svg:stroke-color="#2c2c2c" draw:fill-color="#a9d18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svg:stroke-color="#2c2c2c" draw:fill-color="#00f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color="#333333" fo:font-family="Calibri" fo:font-size="9pt" style:font-size-asian="9pt" style:font-family-complex="Calibri" style:font-size-complex="9pt"/>
    </style:style>
    <style:style style:name="ch1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cm" svg:stroke-color="#993300" draw:fill-color="#993300"/>
      <style:text-properties fo:font-size="10pt" style:font-size-asian="10pt" style:font-size-complex="10pt"/>
    </style:style>
    <style:style style:name="ch20" style:family="chart">
      <style:graphic-properties svg:stroke-width="0.035cm" draw:fill="none" draw:fill-color="#000000"/>
    </style:style>
    <style:style style:name="ch2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032cm" fo:min-width="1.329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2.007cm" svg:height="9.578cm" xlink:href=".." xlink:type="simple" chart:class="chart:bar" chart:style-name="ch1">
        <chart:title svg:x="1.574cm" svg:y="0.363cm" chart:style-name="ch2">
          <text:p>Sunset Graph - Equipe 30</text:p>
        </chart:title>
        <chart:legend svg:x="2.836cm" svg:y="8.708cm" style:legend-expansion="custom" chartooo:width="19.014cm" chartooo:height="0.564cm" style:legend-expansion-aspect-ratio="33.7127659574468" chart:style-name="ch3"/>
        <chart:plot-area chart:style-name="ch4" table:cell-range-address="Feuil1.E4:Feuil1.E11 Feuil1.G4:Feuil1.G11 Feuil1.I4:Feuil1.I11 Feuil1.D4:Feuil1.D4 Feuil1.M5:Feuil1.Q11 Feuil1.F4:Feuil1.F4 Feuil1.H4:Feuil1.H4 Feuil1.P4:Feuil1.Q4" chart:data-source-has-labels="row" svg:x="0.777cm" svg:y="0.25cm" svg:width="20.741cm" svg:height="8.534cm">
          <chartooo:coordinate-region svg:x="1.354cm" svg:y="0.476cm" svg:width="19.436cm" svg:height="7.758cm"/>
          <chart:axis chart:dimension="x" chart:name="primary-x" chart:style-name="ch5">
            <chart:title svg:x="10.355cm" svg:y="8.969cm" chart:style-name="ch6">
              <text:p>sprint n°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4.213cm" chart:style-name="ch6">
              <text:p>temp passé</text:p>
            </chart:title>
            <chart:grid chart:style-name="ch9" chart:class="major"/>
          </chart:axis>
          <chart:axis chart:dimension="y" chart:name="secondary-y" chart:style-name="ch10">
            <chart:title svg:x="21.398cm" svg:y="6.182cm" chart:style-name="ch11">
              <text:p>Pondération "Agile"</text:p>
            </chart:title>
          </chart:axis>
          <chart:series chart:attached-axis="primary-y" chart:style-name="ch12" chart:values-cell-range-address="Feuil1.E5:Feuil1.E11" chart:label-cell-address="Feuil1.E4:Feuil1.E4" chart:class="chart:bar">
            <chart:data-point chart:repeated="7"/>
          </chart:series>
          <chart:series chart:attached-axis="primary-y" chart:style-name="ch13" chart:values-cell-range-address="Feuil1.G5:Feuil1.G11" chart:label-cell-address="Feuil1.G4:Feuil1.G4" chart:class="chart:bar">
            <chart:data-point chart:repeated="7"/>
          </chart:series>
          <chart:series chart:attached-axis="primary-y" chart:style-name="ch14" chart:values-cell-range-address="Feuil1.I5:Feuil1.I11" chart:label-cell-address="Feuil1.I4:Feuil1.I4" chart:class="chart:bar">
            <chart:data-point chart:repeated="7"/>
          </chart:series>
          <chart:series chart:attached-axis="secondary-y" chart:style-name="ch15" chart:values-cell-range-address="Feuil1.M5:Feuil1.M11" chart:label-cell-address="Feuil1.D4:Feuil1.D4" chart:class="chart:bar">
            <chart:data-point chart:repeated="7"/>
          </chart:series>
          <chart:series chart:attached-axis="secondary-y" chart:style-name="ch16" chart:values-cell-range-address="Feuil1.N5:Feuil1.N11" chart:label-cell-address="Feuil1.F4:Feuil1.F4" chart:class="chart:bar">
            <chart:data-point chart:repeated="7"/>
          </chart:series>
          <chart:series chart:attached-axis="secondary-y" chart:style-name="ch17" chart:values-cell-range-address="Feuil1.O5:Feuil1.O11" chart:label-cell-address="Feuil1.H4:Feuil1.H4" chart:class="chart:bar">
            <chart:data-point chart:repeated="7"/>
          </chart:series>
          <chart:series chart:attached-axis="secondary-y" chart:style-name="ch18" chart:values-cell-range-address="Feuil1.P5:Feuil1.P11" chart:label-cell-address="Feuil1.P4:Feuil1.P4" chart:class="chart:line">
            <chart:data-point chart:repeated="7"/>
          </chart:series>
          <chart:series chart:attached-axis="secondary-y" chart:style-name="ch19" chart:values-cell-range-address="Feuil1.Q5:Feuil1.Q11" chart:label-cell-address="Feuil1.Q4:Feuil1.Q4" chart:class="chart:line">
            <chart:data-point chart:repeated="7"/>
          </chart:series>
          <chart:wall chart:style-name="ch20"/>
          <chart:floor chart:style-name="ch21"/>
        </chart:plot-area>
        <draw:custom-shape draw:name="ZoneTexte 1" draw:style-name="gr1" draw:text-style-name="P2" svg:width="1.441cm" svg:height="1.144cm" svg:x="2.916cm" svg:y="7.538cm">
          <text:p text:style-name="P1"><text:span text:style-name="T1">03/03/2016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sp total</text:p>
                <draw:g>
                  <svg:desc>Feuil1.E4:Feuil1.E4</svg:desc>
                </draw:g>
              </table:table-cell>
              <table:table-cell office:value-type="string">
                <text:p>imp total</text:p>
                <draw:g>
                  <svg:desc>Feuil1.G4:Feuil1.G4</svg:desc>
                </draw:g>
              </table:table-cell>
              <table:table-cell office:value-type="string">
                <text:p>utile total</text:p>
                <draw:g>
                  <svg:desc>Feuil1.I4:Feuil1.I4</svg:desc>
                </draw:g>
              </table:table-cell>
              <table:table-cell office:value-type="string">
                <text:p>indisp term</text:p>
                <draw:g>
                  <svg:desc>Feuil1.D4:Feuil1.D4</svg:desc>
                </draw:g>
              </table:table-cell>
              <table:table-cell office:value-type="string">
                <text:p>imp term</text:p>
                <draw:g>
                  <svg:desc>Feuil1.F4:Feuil1.F4</svg:desc>
                </draw:g>
              </table:table-cell>
              <table:table-cell office:value-type="string">
                <text:p>utile term</text:p>
                <draw:g>
                  <svg:desc>Feuil1.H4:Feuil1.H4</svg:desc>
                </draw:g>
              </table:table-cell>
              <table:table-cell office:value-type="string">
                <text:p>v min</text:p>
                <draw:g>
                  <svg:desc>Feuil1.P4:Feuil1.P4</svg:desc>
                </draw:g>
              </table:table-cell>
              <table:table-cell office:value-type="string">
                <text:p>v max</text:p>
                <draw:g>
                  <svg:desc>Feuil1.Q4:Feuil1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Feuil1.E5:Feuil1.E11</svg:desc>
                </draw:g>
              </table:table-cell>
              <table:table-cell office:value-type="float" office:value="35">
                <text:p>35</text:p>
                <draw:g>
                  <svg:desc>Feuil1.G5:Feuil1.G11</svg:desc>
                </draw:g>
              </table:table-cell>
              <table:table-cell office:value-type="float" office:value="12">
                <text:p>12</text:p>
                <draw:g>
                  <svg:desc>Feuil1.I5:Feuil1.I11</svg:desc>
                </draw:g>
              </table:table-cell>
              <table:table-cell office:value-type="float" office:value="0">
                <text:p>0</text:p>
                <draw:g>
                  <svg:desc>Feuil1.M5:Feuil1.M11</svg:desc>
                </draw:g>
              </table:table-cell>
              <table:table-cell office:value-type="float" office:value="0">
                <text:p>0</text:p>
                <draw:g>
                  <svg:desc>Feuil1.N5:Feuil1.N11</svg:desc>
                </draw:g>
              </table:table-cell>
              <table:table-cell office:value-type="float" office:value="6">
                <text:p>6</text:p>
                <draw:g>
                  <svg:desc>Feuil1.O5:Feuil1.O11</svg:desc>
                </draw:g>
              </table:table-cell>
              <table:table-cell office:value-type="float" office:value="6">
                <text:p>6</text:p>
                <draw:g>
                  <svg:desc>Feuil1.P5:Feuil1.P11</svg:desc>
                </draw:g>
              </table:table-cell>
              <table:table-cell office:value-type="float" office:value="6">
                <text:p>6</text:p>
                <draw:g>
                  <svg:desc>Feuil1.Q5:Feuil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